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antarell" officeooo:rsid="0017765d" officeooo:paragraph-rsid="0017765d"/>
    </style:style>
    <style:style style:name="P2" style:family="paragraph" style:parent-style-name="Title">
      <style:text-properties style:font-name="Cantarell"/>
    </style:style>
    <style:style style:name="P3" style:family="paragraph" style:parent-style-name="Table_20_Contents">
      <style:text-properties officeooo:paragraph-rsid="0017765d"/>
    </style:style>
    <style:style style:name="T1" style:family="text">
      <style:text-properties officeooo:rsid="0017765d"/>
    </style:style>
    <style:style style:name="T2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DAL <text:s/><text:span text:style-name="T1">EN CLUUF</text:span></text:p>
      <text:p text:style-name="P1"/>
      <text:h text:style-name="Heading_20_2" text:outline-level="2">LLAMADA DE UN MODAL </text:h>
      <text:p text:style-name="P1"/>
      <text:p text:style-name="P1"><text:s text:c="3"/>$JSON = $CONSULTADETAIL-&gt;soyjson($CONSULTADETAIL-&gt;tabla,'modal','medicamentoConsultaDetail');</text:p>
      <text:p text:style-name="P1"><text:s text:c="3"/>echo $CONSULTADETAIL-&gt;MODAL__($JSON,$RESULT_CONSULTADETAIL);</text:p>
      <text:p text:style-name="P1"/>
      <text:p text:style-name="P1"/>
      <text:p text:style-name="P3">echo $CONSULTADETAIL-&gt;modal_content_view($CONSULTADETAIL-&gt;DATATABLE__($JSON));</text:p>
      <text:h text:style-name="Heading_20_2" text:outline-level="2"/>
      <text:h text:style-name="Heading_20_2" text:outline-level="2">EJEMPLO <text:s/>- <text:s/>MODAL CONTENT <text:s/>CON CUALQUIER CONTENIDO </text:h>
      <text:p text:style-name="Text_20_body"/>
      <text:p text:style-name="P1"><text:s text:c="3"/>$CONSULTADETAIL = new consultaDetailModelo(); </text:p>
      <text:p text:style-name="P1"><text:s text:c="4"/>$CONSULTADETAIL-&gt;DATATABLE_CONDICIONAL=" cndest in ('t') order by cndid desc ";</text:p>
      <text:p text:style-name="P1"/>
      <text:p text:style-name="P1"><text:s text:c="4"/>$JSON = $CONSULTADETAIL-&gt;json_element($CONSULTADETAIL -&gt;tabla,'datatable_medicamentoConsultaDetail');</text:p>
      <text:p text:style-name="P1"><text:s text:c="4"/>echo $CONSULTADETAIL-&gt;<text:span text:style-name="T2">modal_content_view</text:span>($CONSULTADETAIL-&gt;DATATABLE__($JSON));</text:p>
      <text:p text:style-name="Text_20_body"/>
      <text:p text:style-name="Text_20_body"/>
      <text:p text:style-name="Text_20_body"/>
      <text:h text:style-name="Heading_20_2" text:outline-level="2">EJEMPLO 1 </text:h>
      <text:p text:style-name="P1"/>
      <text:p text:style-name="P1"><text:s text:c="3"/>$CONSULTADETAIL = new consultaDetailModelo();</text:p>
      <text:p text:style-name="P1"/>
      <text:p text:style-name="P1"><text:s text:c="3"/>$MEDICAMENTO = new medicamentoModelo();</text:p>
      <text:p text:style-name="P1"><text:s text:c="3"/>$MEDICAMENTO-&gt;set_id($MEDICAMENTO-&gt;decrypt($_POST['v1']));</text:p>
      <text:p text:style-name="P1"><text:s text:c="3"/>$RESULT_MEDICAMENTO = $MEDICAMENTO-&gt;select_all(1);</text:p>
      <text:p text:style-name="P1"/>
      <text:p text:style-name="P1"/>
      <text:p text:style-name="P1"><text:s text:c="3"/>$RESULT_CONSULTADETAIL['cndden'] =$RESULT_MEDICAMENTO['mdmden'];</text:p>
      <text:p text:style-name="P1"/>
      <text:p text:style-name="P1"/>
      <text:p text:style-name="P1"><text:s text:c="3"/>$JSON = $CONSULTADETAIL-&gt;soyjson($CONSULTADETAIL-&gt;tabla,'modal','medicamentoConsultaDetail');</text:p>
      <text:p text:style-name="P1"><text:s text:c="3"/>echo $CONSULTADETAIL-&gt;MODAL__($JSON,$RESULT_CONSULTADETAIL);</text:p>
      <text:p text:style-name="P1"><text:s text:c="3"/>exit;</text:p>
      <text:p text:style-name="P1"/>
      <text:p text:style-name="P1"/>
      <text:h text:style-name="Heading_20_2" text:outline-level="2">EJEMPLO 2 <text:span text:style-name="T1">CON SEARCH</text:span></text:h>
      <text:p text:style-name="P1"/>
      <text:p text:style-name="P1"/>
      <text:p text:style-name="P1">../skydiners/module/consultaDetail/modal/medicamentoConsultaDetail/ </text:p>
      <text:p text:style-name="P1"/>
      <text:p text:style-name="P1"><text:s text:c="2"/>$datos['modulos'].=$SERVICE-&gt;call_module('medicamentoConsultaDetail','consultaDetail'); <text:s text:c="2"/></text:p>
      <text:p text:style-name="P1"><text:s text:c="2"/>$datos['modulos'].=$SERVICE-&gt;call_module('medicamentoConsultaDetail_search','consultaDetail'); <text:s text:c="3"/></text:p>
      <text:p text:style-name="P1"/>
      <text:p text:style-name="P1"><text:s text:c="2"/><text:span text:style-name="T2">Esto va en el form</text:span> </text:p>
      <text:p text:style-name="P1"><text:s text:c="2"/>,</text:p>
      <text:p text:style-name="P1"><text:s text:c="2"/>"button_search": [</text:p>
      <text:p text:style-name="P1"><text:s text:c="2"/>{</text:p>
      <text:p text:style-name="P1"><text:s text:c="4"/>"funcion": "ajax_url('search_medicamentoConsultaDetail',0,'modal-medicamentoConsultaDetail_search','module/consultaDetail/modal/medicamentoConsultaDetail/medicamentoConsultaDetail_AJAX.php')",</text:p>
      <text:p text:style-name="P1"><text:s text:c="4"/>"style": " font-weight:bold ",</text:p>
      <text:p text:style-name="P1"><text:s text:c="4"/>"color": "primary",</text:p>
      <text:p text:style-name="P1"><text:s text:c="4"/>"ico": " &lt;i class="ace-icon fa fa-search "&gt;&lt;/i&gt;",</text:p>
      <text:p text:style-name="P1"><text:s text:c="4"/>"label": "Search",</text:p>
      <text:p text:style-name="P1"><text:s text:c="4"/>"class": "",</text:p>
      <text:p text:style-name="P1"><text:s text:c="4"/>"externo": "",</text:p>
      <text:p text:style-name="P1"><text:s text:c="4"/>"href": "#modal-medicamentoConsultaDetail_search"</text:p>
      <text:p text:style-name="P1"><text:s text:c="2"/>}</text:p>
      <text:p text:style-name="P1"><text:s text:c="2"/>]</text:p>
      <text:p text:style-name="P1"/>
      <text:p text:style-name="P1"><text:s text:c="2"/><text:span text:style-name="T2">esto va el datatable</text:span> </text:p>
      <text:p text:style-name="P1"/>
      <text:p text:style-name="P1"><text:s text:c="2"/>"edit": [</text:p>
      <text:p text:style-name="P1"><text:s text:c="2"/>{</text:p>
      <text:p text:style-name="P1"><text:s text:c="4"/>"icon": "&lt;i class='ace-icon fa fa-cogs bigger-120'&gt;&lt;/i&gt;",</text:p>
      <text:p text:style-name="P1"><text:s text:c="4"/>"funcion": "submit_modal_medicamentoConsultaDetail_click",</text:p>
      <text:p text:style-name="P1"><text:s text:c="4"/>"parametro": "cndid",</text:p>
      <text:p text:style-name="P1"><text:s text:c="4"/>"href": "#modal-medicamentoConsultaDetail",</text:p>
      <text:p text:style-name="P1"><text:s text:c="4"/>"class": "btn btn-xs btn-primary",</text:p>
      <text:p text:style-name="P1"><text:s text:c="4"/>"externo": " data-dismiss='modal' "</text:p>
      <text:p text:style-name="P1"><text:s text:c="2"/>}</text:p>
      <text:p text:style-name="P1"><text:s text:c="2"/>]</text:p>
      <text:p text:style-name="P1"/>
      <text:p text:style-name="P1"/>
      <text:p text:style-name="P1"><text:s text:c="2"/><text:span text:style-name="T2">esto en el ajaxphp</text:span></text:p>
      <text:p text:style-name="P1"/>
      <text:p text:style-name="P1"><text:s text:c="2"/>if ($_POST['accion'] == "search_medicamentoConsultaDetail")</text:p>
      <text:p text:style-name="P1"><text:s text:c="2"/>{</text:p>
      <text:p text:style-name="P1"><text:s text:c="4"/>$CONSULTADETAIL = new consultaDetailModelo(); </text:p>
      <text:p text:style-name="P1"><text:s text:c="4"/>$CONSULTADETAIL-&gt;DATATABLE_CONDICIONAL=" cndest in ('t') order by cndid desc ";</text:p>
      <text:p text:style-name="P1"><text:s text:c="4"/>$JSON = $CONSULTADETAIL-&gt;json_element($CONSULTADETAIL -&gt;tabla,'datatable_medicamentoConsultaDetail');</text:p>
      <text:p text:style-name="P1"><text:s text:c="4"/>echo $CONSULTADETAIL-&gt;modal_content_view($CONSULTADETAIL-&gt;DATATABLE__($JSON));</text:p>
      <text:p text:style-name="P1"><text:s text:c="2"/>}</text:p>
      <text:p text:style-name="P1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tagora </meta:initial-creator>
    <meta:creation-date>2016-10-04T04:32:48.572049052</meta:creation-date>
    <dc:date>2016-10-04T04:39:46.064446815</dc:date>
    <dc:creator>pitagora </dc:creator>
    <meta:editing-duration>PT6M57S</meta:editing-duration>
    <meta:editing-cycles>1</meta:editing-cycles>
    <meta:document-statistic meta:table-count="0" meta:image-count="0" meta:object-count="0" meta:page-count="1" meta:paragraph-count="57" meta:word-count="161" meta:character-count="2562" meta:non-whitespace-character-count="2285"/>
    <meta:generator>LibreOffice/4.3.3.2$Linux_X86_64 LibreOffice_project/430m0$Build-2</meta:generator>
  </office:meta>
</office:document-meta>
</file>